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fibコンパイラの作成</text:p>
                    <text:list>
                      <text:list-item>
                        <text:p>シミュレータ上で完動</text:p>
                      </text:list-item>
                      <text:list-item>
                        <text:p>ただし、loadとstoreに不具合があるため修正する必要あり</text:p>
                      </text:list-item>
                    </text:list>
                  </text:list-item>
                </text:list>
              </text:list-item>
              <text:list-item>
                <text:p>今週やること</text:p>
                <text:list>
                  <text:list-item>
                    <text:p>整数演算部分を完成</text:p>
                    <text:list>
                      <text:list-item>
                        <text:p>上記不具合も修正</text:p>
                      </text:list-item>
                    </text:list>
                  </text:list-item>
                  <text:list-item>
                    <text:p>浮動小数点演算部分にも手をつけ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16M5S</meta:editing-duration>
    <meta:editing-cycles>3</meta:editing-cycles>
    <dc:date>2012-10-15T15:41:34</dc:date>
    <meta:generator>LibreOffice/3.3$Unix LibreOffice_project/330m19$Build-401</meta:generator>
    <dc:creator>hs </dc:creator>
    <meta:document-statistic meta:object-count="25"/>
  </office:meta>
</office:document-meta>
</file>